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mailto:pamela@agribiz-mentorship.com" text:style-name="Internet_20_link" text:visited-style-name="Visited_20_Internet_20_Link">pamela@agribiz-mentorship.com</text:a></text:p>
      <text:p text:style-name="Standard"/>
      <text:p text:style-name="Standard">we sell and ship all agricultural machines new and used from Europe to Africa. more information by email,</text:p>
      <text:p text:style-name="Standard"/>
      <text:p text:style-name="Standard"><text:a xlink:type="simple" xlink:href="mailto:arthurconsultant@protonmail.com" text:style-name="Internet_20_link" text:visited-style-name="Visited_20_Internet_20_Link">arthurconsultant@protonmail.com</text:a></text:p>
      <text:p text:style-name="Standard"/>
      <text:p text:style-name="Standard"/>
      <text:p text:style-name="Standard"><text:a xlink:type="simple" xlink:href="https://go.africajumpstart.com/aba-membership" text:style-name="Internet_20_link" text:visited-style-name="Visited_20_Internet_20_Link">https://go.africajumpstart.com/aba-membership</text:a></text:p>
      <text:p text:style-name="Standard"/>
      <text:p text:style-name="Standard"><text:a xlink:type="simple" xlink:href="mailto:donald@thebusinessaccelerator.org" text:style-name="Internet_20_link" text:visited-style-name="Visited_20_Internet_20_Link">donald@thebusinessaccelerator.org</text:a></text:p>
      <text:p text:style-name="Standard"><text:s/><text:a xlink:type="simple" xlink:href="mailto:donald.jaccommodities@gmail.com" text:style-name="Internet_20_link" text:visited-style-name="Visited_20_Internet_20_Link">donald.jaccommodities@gmail.com</text:a></text:p>
      <text:p text:style-name="Standard"><text:s text:c="2"/>+256774439835</text:p>
      <text:p text:style-name="Standard"/>
      <text:p text:style-name="Standard"><text:a xlink:type="simple" xlink:href="https://africabusinesschat.org/" text:style-name="Internet_20_link" text:visited-style-name="Visited_20_Internet_20_Link">https://africabusinesschat.org</text:a></text:p>
      <text:p text:style-name="Standard"/>
      <text:p text:style-name="Standard"><text:a xlink:type="simple" xlink:href="https://thebusinessaccelerator.org/" text:style-name="Internet_20_link" text:visited-style-name="Visited_20_Internet_20_Link">https://thebusinessaccelerator.org/</text:a></text:p>
      <text:p text:style-name="Standard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20T17:35:44.64</meta:creation-date>
    <dc:date>2022-02-20T19:13:06.01</dc:date>
    <meta:editing-duration>PT1H37M21S</meta:editing-duration>
    <meta:editing-cycles>4</meta:editing-cycles>
    <meta:generator>OpenOffice/4.1.11$Win32 OpenOffice.org_project/4111m1$Build-9808</meta:generator>
    <meta:document-statistic meta:table-count="0" meta:image-count="0" meta:object-count="0" meta:page-count="1" meta:paragraph-count="10" meta:word-count="26" meta:character-count="356"/>
  </office:meta>
</office:document-meta>
</file>